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text-properties officeooo:rsid="0013ba82" officeooo:paragraph-rsid="0013ba82"/>
    </style:style>
    <style:style style:name="P2" style:family="paragraph" style:parent-style-name="Preformatted_20_Text">
      <style:text-properties officeooo:rsid="0013ba82" officeooo:paragraph-rsid="0017d3da"/>
    </style:style>
    <style:style style:name="P3" style:family="paragraph" style:parent-style-name="Preformatted_20_Text">
      <style:text-properties style:text-position="0% 100%" fo:font-size="15pt" officeooo:rsid="0013ba82" officeooo:paragraph-rsid="0013ba82" style:font-size-asian="15pt" style:font-size-complex="15pt"/>
    </style:style>
    <style:style style:name="P4" style:family="paragraph" style:parent-style-name="Preformatted_20_Text">
      <style:paragraph-properties>
        <style:tab-stops/>
      </style:paragraph-properties>
      <style:text-properties fo:font-size="15pt" officeooo:rsid="0013ba82" officeooo:paragraph-rsid="0013ba82" style:font-size-asian="15pt" style:font-size-complex="15pt"/>
    </style:style>
    <style:style style:name="P5" style:family="paragraph" style:parent-style-name="Preformatted_20_Text">
      <style:text-properties officeooo:rsid="00153429" officeooo:paragraph-rsid="00153429"/>
    </style:style>
    <style:style style:name="P6" style:family="paragraph" style:parent-style-name="Preformatted_20_Text">
      <style:text-properties officeooo:paragraph-rsid="0013ba82"/>
    </style:style>
    <style:style style:name="P7" style:family="paragraph" style:parent-style-name="Preformatted_20_Text">
      <style:text-properties officeooo:rsid="00154661" officeooo:paragraph-rsid="00154661"/>
    </style:style>
    <style:style style:name="P8" style:family="paragraph" style:parent-style-name="Preformatted_20_Text">
      <style:text-properties officeooo:rsid="0015cabe" officeooo:paragraph-rsid="0015cabe"/>
    </style:style>
    <style:style style:name="P9" style:family="paragraph" style:parent-style-name="Preformatted_20_Text">
      <style:paragraph-properties>
        <style:tab-stops/>
      </style:paragraph-properties>
      <style:text-properties fo:font-size="10pt" officeooo:rsid="0017d3da" officeooo:paragraph-rsid="0017d3da" style:font-size-asian="8.75pt" style:font-size-complex="10pt"/>
    </style:style>
    <style:style style:name="P10" style:family="paragraph" style:parent-style-name="Preformatted_20_Text">
      <style:paragraph-properties>
        <style:tab-stops/>
      </style:paragraph-properties>
      <style:text-properties fo:font-size="10pt" officeooo:rsid="001c36d7" officeooo:paragraph-rsid="001c36d7" style:font-size-asian="8.75pt" style:font-size-complex="10pt"/>
    </style:style>
    <style:style style:name="P11" style:family="paragraph" style:parent-style-name="Preformatted_20_Text">
      <style:text-properties officeooo:rsid="0017d3da" officeooo:paragraph-rsid="0017d3da"/>
    </style:style>
    <style:style style:name="P12" style:family="paragraph" style:parent-style-name="Preformatted_20_Text">
      <style:text-properties officeooo:rsid="00186d3e" officeooo:paragraph-rsid="00186d3e"/>
    </style:style>
    <style:style style:name="P13" style:family="paragraph" style:parent-style-name="Preformatted_20_Text">
      <style:text-properties officeooo:rsid="00186d3e" officeooo:paragraph-rsid="001ad9b8"/>
    </style:style>
    <style:style style:name="P14" style:family="paragraph" style:parent-style-name="Preformatted_20_Text">
      <style:text-properties officeooo:rsid="0019e931" officeooo:paragraph-rsid="0019e931"/>
    </style:style>
    <style:style style:name="P15" style:family="paragraph" style:parent-style-name="Preformatted_20_Text">
      <style:text-properties officeooo:rsid="001ad9b8" officeooo:paragraph-rsid="001ad9b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5aa2"/>
    </style:style>
    <style:style style:name="T3" style:family="text">
      <style:text-properties officeooo:rsid="0013ba82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153429"/>
    </style:style>
    <style:style style:name="T6" style:family="text">
      <style:text-properties officeooo:rsid="0015cabe"/>
    </style:style>
    <style:style style:name="T7" style:family="text">
      <style:text-properties officeooo:rsid="0017d3da"/>
    </style:style>
    <style:style style:name="T8" style:family="text">
      <style:text-properties style:text-underline-style="none"/>
    </style:style>
    <style:style style:name="T9" style:family="text">
      <style:text-properties officeooo:rsid="00186d3e"/>
    </style:style>
    <style:style style:name="T10" style:family="text">
      <style:text-properties officeooo:rsid="0019e931"/>
    </style:style>
    <style:style style:name="T11" style:family="text">
      <style:text-properties officeooo:rsid="001ad9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ities</text:p>
      <text:p text:style-name="P1"/>
      <text:p text:style-name="P1"/>
      <text:p text:style-name="P1">//<text:span text:style-name="T10">strong entities</text:span></text:p>
      <text:p text:style-name="Preformatted_20_Text">Vehicle (</text:p>
      <text:p text:style-name="Preformatted_20_Text"><text:tab/><text:span text:style-name="T1">License_Plate_Number</text:span>: <text:span text:style-name="T2">string (9),</text:span></text:p>
      <text:p text:style-name="Preformatted_20_Text"><text:tab/><text:span text:style-name="T2">Home_Base: string (</text:span><text:span text:style-name="T5">50</text:span><text:span text:style-name="T2">),</text:span></text:p>
      <text:p text:style-name="Preformatted_20_Text"><text:tab/><text:span text:style-name="T2">Car_Type: </text:span><text:span text:style-name="T7">enum</text:span><text:span text:style-name="T2">,</text:span></text:p>
      <text:p text:style-name="Preformatted_20_Text"><text:tab/><text:span text:style-name="T2">Number_of_Seats: integer (1),</text:span></text:p>
      <text:p text:style-name="Preformatted_20_Text"><text:tab/><text:span text:style-name="T2">Engine_</text:span><text:span text:style-name="T5">S</text:span><text:span text:style-name="T2">ize: </text:span><text:span text:style-name="T5">float</text:span><text:span text:style-name="T3">,</text:span></text:p>
      <text:p text:style-name="Preformatted_20_Text"><text:tab/><text:span text:style-name="T5">Engine_Type: string (50),</text:span></text:p>
      <text:p text:style-name="P5"><text:tab/>Cost_per_day: <text:span text:style-name="T10">decimal (10, 2)</text:span>,</text:p>
      <text:p text:style-name="P5"><text:tab/>Current_Location: string (<text:span text:style-name="T7">5</text:span>0),</text:p>
      <text:p text:style-name="P5"><text:tab/>Picture: binary object</text:p>
      <text:p text:style-name="Preformatted_20_Text">)</text:p>
      <text:p text:style-name="Preformatted_20_Text"/>
      <text:p text:style-name="P11">Customer (</text:p>
      <text:p text:style-name="P11"><text:tab/><text:span text:style-name="T1">Mobile_Number</text:span><text:span text:style-name="T8">: integer (11),</text:span></text:p>
      <text:p text:style-name="P11"><text:tab/><text:span text:style-name="T1">Date_of_Birth</text:span>: date,</text:p>
      <text:p text:style-name="P11"><text:tab/>Age: integer (3),</text:p>
      <text:p text:style-name="P11"><text:tab/>Home_Address: string (50),</text:p>
      <text:p text:style-name="P11"><text:tab/>Email: string (50),</text:p>
      <text:p text:style-name="P11"><text:tab/>Name: enum,</text:p>
      <text:p text:style-name="P11"><text:tab/><text:span text:style-name="T9">Driving_License_Details: ???<text:tab/>//</text:span><text:span text:style-name="T10">dunno what you mean</text:span></text:p>
      <text:p text:style-name="P11"/>
      <text:p text:style-name="P11"/>
      <text:p text:style-name="P11">)</text:p>
      <text:p text:style-name="Preformatted_20_Text"/>
      <text:p text:style-name="Preformatted_20_Text"/>
      <text:p text:style-name="Preformatted_20_Text">//<text:span text:style-name="T10">weak entities</text:span></text:p>
      <text:p text:style-name="P12">Booking (</text:p>
      <text:p text:style-name="P12"><text:tab/><text:span text:style-name="T1">Booking_ID</text:span>: string (50),</text:p>
      <text:p text:style-name="P12"><text:tab/>Location: enum,</text:p>
      <text:p text:style-name="P12"><text:tab/>Insurance_Extras: ???, <text:tab/><text:tab/>//dunno what you mean</text:p>
      <text:p text:style-name="P12"><text:tab/>Rental_Date: date,<text:tab/><text:tab/>//assume date of booking needed</text:p>
      <text:p text:style-name="P12"><text:tab/>Rental_Length: integer ???,<text:tab/>//assume an int to represent days booked</text:p>
      <text:p text:style-name="P12"><text:tab/><text:span text:style-name="T10">Price: decimal (10, 2),</text:span></text:p>
      <text:p text:style-name="P14"><text:tab/>*License_Plate_Number: string (9),</text:p>
      <text:p text:style-name="P14"><text:tab/>*<text:span text:style-name="T11">Mobile_Number: integer (11)</text:span></text:p>
      <text:p text:style-name="P12">)</text:p>
      <text:p text:style-name="Preformatted_20_Text"/>
      <text:p text:style-name="P1">Servicing_Details (</text:p>
      <text:p text:style-name="P1"><text:tab/><text:span text:style-name="T1">Service_ID</text:span>: string (50),<text:tab/></text:p>
      <text:p text:style-name="P1"><text:tab/>Start_date: date,</text:p>
      <text:p text:style-name="P1"><text:tab/>End date: date,</text:p>
      <text:p text:style-name="P6"><text:span text:style-name="T3"><text:tab/>*</text:span><text:span text:style-name="T5">License_Plate_Number: string (9)</text:span></text:p>
      <text:p text:style-name="P1">)</text:p>
      <text:p text:style-name="P1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>Attributes</text:span></text:p>
      <text:p text:style-name="P1"/>
      <text:p text:style-name="P1"/>
      <text:p text:style-name="P11"><text:span text:style-name="T11">Customer.</text:span>Name (</text:p>
      <text:p text:style-name="P11"><text:tab/>First_Name: string (50),</text:p>
      <text:p text:style-name="P11"><text:tab/>Last_Name: string (50)</text:p>
      <text:p text:style-name="P11">)</text:p>
      <text:p text:style-name="P2"/>
      <text:p text:style-name="P7"><text:span text:style-name="T11">Vehicle.</text:span>Car_Type (</text:p>
      <text:p text:style-name="P7"><text:tab/><text:span text:style-name="T6">Small_Town_Car,</text:span></text:p>
      <text:p text:style-name="P7"><text:tab/><text:span text:style-name="T6">Family_Car,</text:span></text:p>
      <text:p text:style-name="P7"><text:tab/><text:span text:style-name="T6">MPY_7_seater,</text:span></text:p>
      <text:p text:style-name="P7"><text:tab/><text:span text:style-name="T6">Sports_Car,</text:span></text:p>
      <text:p text:style-name="P7"><text:tab/><text:span text:style-name="T6">Luxury,</text:span></text:p>
      <text:p text:style-name="P7"><text:tab/><text:span text:style-name="T6">Mini-Vans</text:span><text:tab/></text:p>
      <text:p text:style-name="P7">)</text:p>
      <text:p text:style-name="P1"/>
      <text:p text:style-name="P15">Booking.<text:span text:style-name="T9">Location (</text:span></text:p>
      <text:p text:style-name="P13"><text:tab/>Start_Location: string (50),</text:p>
      <text:p text:style-name="P13"><text:tab/>End_Location: string (50)</text:p>
      <text:p text:style-name="P13"/>
      <text:p text:style-name="P13">)</text:p>
      <text:p text:style-name="P4">Relationships</text:p>
      <text:p text:style-name="P9"/>
      <text:p text:style-name="P10">Vehicle-to-Servicing_Details (</text:p>
      <text:p text:style-name="P10"><text:tab/>One-to-Many from Vehicle-to- Servicing_Details,</text:p>
      <text:p text:style-name="P10"><text:tab/>License_Plate_Number FK in Servicing_Details table</text:p>
      <text:p text:style-name="P10"><text:tab/>reference License_Plate_Number PK in Vehicle</text:p>
      <text:p text:style-name="P10">)</text:p>
      <text:p text:style-name="P10"/>
      <text:p text:style-name="P10">Vehicle-to-Booking (</text:p>
      <text:p text:style-name="P10"><text:tab/>One-to-Many from Vehicle-to-Booking,</text:p>
      <text:p text:style-name="P10"><text:tab/>License_Plate_Number FK in Booking table</text:p>
      <text:p text:style-name="P10"><text:tab/>references License_Plate_Number PK in Vehicle</text:p>
      <text:p text:style-name="P10">)</text:p>
      <text:p text:style-name="P10"/>
      <text:p text:style-name="P10">Customer-to-Booking (</text:p>
      <text:p text:style-name="P10"><text:tab/>One-to-Many from Customer-to-Booking,</text:p>
      <text:p text:style-name="P10"><text:tab/>Mobile_Number FK in Booking table</text:p>
      <text:p text:style-name="P10"><text:tab/>references Mobile_Number PK in Customer</text:p>
      <text:p text:style-name="P10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7:52:26.072400988</dc:date>
    <meta:editing-duration>PT13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192" meta:character-count="1602" meta:non-whitespace-character-count="1430"/>
  </office:meta>
</office:document-meta>
</file>